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officeooo:rsid="002c9a7c" officeooo:paragraph-rsid="002c9a7c"/>
    </style:style>
    <style:style style:name="P3" style:family="paragraph" style:parent-style-name="Standard">
      <style:paragraph-properties fo:margin-top="0cm" fo:margin-bottom="0cm" style:contextual-spacing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fo:font-size="12pt" officeooo:rsid="001f20ca" officeooo:paragraph-rsid="0048accc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officeooo:rsid="0048accc" officeooo:paragraph-rsid="0048accc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4a86fc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solid" style:text-underline-width="auto" style:text-underline-color="font-color" fo:font-weight="normal" officeooo:rsid="0045d3be" officeooo:paragraph-rsid="0048acc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fo:font-size="16pt" fo:font-weight="bold" officeooo:rsid="004189dc" style:font-size-asian="16pt" style:font-weight-asian="bold" style:font-size-complex="16pt" style:font-weight-complex="bold"/>
    </style:style>
    <style:style style:name="P10" style:family="paragraph" style:parent-style-name="Heading_20_2">
      <style:paragraph-properties fo:margin-top="0cm" fo:margin-bottom="0cm" style:contextual-spacing="false"/>
      <style:text-properties style:font-name="Nimbus Sans L" style:text-underline-style="solid" style:text-underline-width="auto" style:text-underline-color="font-color" fo:font-weight="bold" officeooo:rsid="0048accc" officeooo:paragraph-rsid="0048accc" style:font-weight-asian="bold" style:font-weight-complex="bold"/>
    </style:style>
    <style:style style:name="P11" style:family="paragraph" style:parent-style-name="Title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6pt" fo:font-weight="bold" officeooo:rsid="004189dc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13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45d3be" officeooo:paragraph-rsid="0045d3be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Nimbus Sans L" fo:font-size="12pt" officeooo:paragraph-rsid="0050066b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50066b" style:font-size-asian="12pt" style:font-size-complex="12pt"/>
    </style:style>
    <style:style style:name="P16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fo:font-weight="normal" officeooo:rsid="0045d3be" officeooo:paragraph-rsid="0045d3be" style:font-size-asian="12pt" style:font-weight-asian="normal" style:font-size-complex="12pt" style:font-weight-complex="normal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2e8f86"/>
    </style:style>
    <style:style style:name="T6" style:family="text">
      <style:text-properties officeooo:rsid="0048accc"/>
    </style:style>
    <style:style style:name="T7" style:family="text">
      <style:text-properties officeooo:rsid="00497051"/>
    </style:style>
    <style:style style:name="T8" style:family="text">
      <style:text-properties style:text-position="0% 100%" fo:font-weight="bold" officeooo:rsid="00a65559" style:font-weight-asian="bold" style:font-weight-complex="bold"/>
    </style:style>
    <style:style style:name="T9" style:family="text">
      <style:text-properties style:text-position="0% 100%" fo:font-weight="normal" officeooo:rsid="00a65559" style:font-weight-asian="normal" style:font-weight-complex="normal"/>
    </style:style>
    <style:style style:name="T10" style:family="text">
      <style:text-properties fo:color="#000000" loext:opacity="100%" fo:font-weight="bold" officeooo:rsid="0050474a" style:font-name-asian="NimbusSanL-Regu" style:font-weight-asian="bold" style:font-name-complex="Arial1" style:font-weight-complex="bold"/>
    </style:style>
    <style:style style:name="T11" style:family="text">
      <style:text-properties fo:color="#000000" loext:opacity="100%" fo:font-weight="bold" officeooo:rsid="00522bd8" style:font-name-asian="NimbusSanL-Regu" style:font-weight-asian="bold" style:font-name-complex="Arial1" style:font-weight-complex="bold"/>
    </style:style>
    <style:style style:name="T12" style:family="text">
      <style:text-properties fo:color="#000000" loext:opacity="100%" fo:font-weight="normal" officeooo:rsid="0050474a" style:font-name-asian="NimbusSanL-Regu" style:font-weight-asian="normal" style:font-name-complex="Arial1" style:font-weight-complex="normal"/>
    </style:style>
    <style:style style:name="T13" style:family="text">
      <style:text-properties fo:color="#000000" loext:opacity="100%" fo:font-weight="normal" officeooo:rsid="005a99ea" style:font-name-asian="NimbusSanL-Regu" style:font-weight-asian="normal" style:font-name-complex="Arial1" style:font-weight-complex="normal"/>
    </style:style>
    <style:style style:name="T14" style:family="text">
      <style:text-properties fo:color="#000000" loext:opacity="100%" fo:font-weight="normal" officeooo:rsid="00527b8f" style:font-name-asian="NimbusSanL-Regu" style:font-weight-asian="normal" style:font-name-complex="Arial1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itle>Booyong Walk - Red Cord Hike – V1.0</text:title></text:p>
      <text:p text:style-name="P9">(Forest Tops to Sheep Station Creek)</text:p>
      <text:p text:style-name="P2">Phil Shepherd – <text:span text:style-name="T5">Aug 2016</text:span></text:p>
      <text:p text:style-name="P3"/>
      <text:p text:style-name="P7"><text:span text:style-name="T4">MAP:<text:tab/><text:tab/><text:tab/></text:span>Brays Creek 9541-3S<text:line-break/><text:span text:style-name="T8">Grid Ref Zone:<text:tab/></text:span><text:span text:style-name="T9">MGRS </text:span><text:span text:style-name="T2">56JNP.</text:span></text:p>
      <text:p text:style-name="P14"><text:span text:style-name="T10">Walking Gra</text:span><text:span text:style-name="T11">de</text:span><text:span text:style-name="T10">:</text:span><text:span text:style-name="T12"><text:tab/></text:span><text:span text:style-name="T13">3</text:span><text:span text:style-name="T12"> </text:span><text:span text:style-name="T14">(NPSW)</text:span></text:p>
      <text:p text:style-name="P15"><text:a xlink:type="simple" xlink:href="https://www.nationalparks.nsw.gov.au/things-to-do/walking-tracks/brindle-creek-walking-track" text:style-name="Internet_20_link" text:visited-style-name="Visited_20_Internet_20_Link"/></text:p>
      <text:p text:style-name="P15"><text:a xlink:type="simple" xlink:href="https://www.nationalparks.nsw.gov.au/things-to-do/walking-tracks/booyong-walking-track" text:style-name="Internet_20_link" text:visited-style-name="Visited_20_Internet_20_Link">https://www.nationalparks.nsw.gov.au/things-to-do/walking-tracks/booyong-walking-track</text:a></text:p>
      <text:p text:style-name="P8"/>
      <text:p text:style-name="P10">Hike – Forest Tops campground to Sheepstation Creek campground</text:p>
      <text:p text:style-name="P4"/>
      <text:p text:style-name="P6">Approximately <text:span text:style-name="T3">8km</text:span> hike with 600m descent.</text:p>
      <text:p text:style-name="P6"/>
      <text:p text:style-name="P6">A popular, well marked walk, through rainforest.<text:line-break/>Not hiked by the author so further details are required.</text:p>
      <text:p text:style-name="P5"/>
      <text:list xml:id="list781746480" text:style-name="L1">
        <text:list-item>
          <text:p text:style-name="P12">Start at Forest Top<text:span text:style-name="T6">s</text:span> Camp<text:span text:style-name="T6">ground </text:span>(0626 5986)</text:p>
        </text:list-item>
        <text:list-item>
          <text:p text:style-name="P13">There is an interesting loop track at 0230 5848, which will add 2km <text:span text:style-name="T7">and 100m ascent/descent </text:span>to the total hike.</text:p>
        </text:list-item>
        <text:list-item>
          <text:p text:style-name="P16">Finishes at Sheep Station Creek (0221 5710)</text:p>
          <text:p text:style-name="P1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Booyong Walk - Red Cord Hike –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9-16T16:13:52.486179527</dc:date>
    <meta:editing-duration>PT3H4S</meta:editing-duration>
    <meta:editing-cycles>39</meta:editing-cycles>
    <dc:title>Booyong Walk - Red Cord Hike – V1.0</dc:title>
    <meta:document-statistic meta:table-count="0" meta:image-count="0" meta:object-count="0" meta:page-count="1" meta:paragraph-count="14" meta:word-count="109" meta:character-count="710" meta:non-whitespace-character-count="611"/>
  </office:meta>
</office:document-meta>
</file>